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Roboto" svg:font-family="Roboto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202124" style:font-name="Roboto" fo:font-size="9.75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ython3 -m pip install Flask-Migrate==2.2.1 –no-cache-dir</text:p>
      <text:p text:style-name="P1"/>
      <text:p text:style-name="P1"/>
      <text:p text:style-name="P1">\password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Roboto" svg:font-family="Roboto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12T12:54:06.847545566</meta:creation-date>
    <dc:date>2021-08-12T12:59:17.235067348</dc:date>
    <meta:editing-duration>PT5M11S</meta:editing-duration>
    <meta:editing-cycles>1</meta:editing-cycles>
    <meta:document-statistic meta:table-count="0" meta:image-count="0" meta:object-count="0" meta:page-count="1" meta:paragraph-count="2" meta:word-count="7" meta:character-count="66" meta:non-whitespace-character-count="61"/>
    <meta:generator>LibreOffice/6.4.7.2$Linux_X86_64 LibreOffice_project/40$Build-2</meta:generator>
  </office:meta>
</office:document-meta>
</file>